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Arial" style:font-pitch="variable"/>
    <style:font-face style:name="HG Mincho Light J" svg:font-family="'HG Mincho Light J', msmincho"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Text_20_body">
      <style:paragraph-properties fo:margin-left="0in" fo:margin-right="0.472in" fo:text-align="start" style:justify-single-word="false" fo:text-indent="0in" style:auto-text-indent="false"/>
      <style:text-properties style:use-window-font-color="true" style:text-position="0% 100%" style:font-name="Arial" fo:font-size="12pt" fo:language="hu" fo:country="HU" style:font-name-asian="Verdana" style:font-size-asian="12pt" style:language-asian="en" style:country-asian="US" style:font-name-complex="Arial" style:font-size-complex="12pt" style:language-complex="en" style:country-complex="US"/>
    </style:style>
    <style:style style:name="P2" style:family="paragraph" style:parent-style-name="Heading_20_1" style:master-page-name="Standard">
      <style:paragraph-properties fo:margin-left="0in" fo:margin-right="0.472in" fo:margin-top="0.1665in" fo:margin-bottom="0.1965in" fo:text-indent="0in" style:auto-text-indent="false">
        <style:tab-stops>
          <style:tab-stop style:position="0in"/>
        </style:tab-stops>
      </style:paragraph-properties>
      <style:text-properties style:use-window-font-color="true" style:font-name="Arial" fo:font-size="12pt" fo:language="hu" fo:country="HU" fo:font-weight="bold" style:font-name-asian="HG Mincho Light J" style:font-size-asian="12pt" style:language-asian="en" style:country-asian="US" style:font-weight-asian="bold" style:font-name-complex="Arial" style:font-size-complex="12pt" style:language-complex="en" style:country-complex="US" style:font-weight-complex="bold"/>
    </style:style>
    <style:style style:name="P3" style:family="paragraph" style:parent-style-name="Text_20_body">
      <style:paragraph-properties fo:margin-left="0in" fo:margin-right="0.472in" fo:text-align="justify" style:justify-single-word="false" fo:text-indent="0in" style:auto-text-indent="false"/>
      <style:text-properties style:use-window-font-color="true" style:text-position="0% 100%" style:font-name="Arial" fo:font-size="12pt" fo:language="hu" fo:country="HU" style:font-name-asian="Verdana" style:font-size-asian="12pt" style:language-asian="en" style:country-asian="US" style:font-name-complex="Arial" style:font-size-complex="12pt" style:language-complex="en" style:country-complex="US"/>
    </style:style>
    <style:style style:name="P4" style:family="paragraph" style:parent-style-name="Text_20_body">
      <style:paragraph-properties fo:margin-left="0in" fo:margin-right="0.472in" fo:text-align="justify" style:justify-single-word="false" fo:text-indent="0in" style:auto-text-indent="false"/>
    </style:style>
    <style:style style:name="P5" style:family="paragraph" style:parent-style-name="Text_20_body">
      <style:paragraph-properties fo:margin-left="0in" fo:margin-right="0.472in" fo:text-align="start" style:justify-single-word="false" fo:text-indent="0in" style:auto-text-indent="false"/>
      <style:text-properties style:use-window-font-color="true" style:text-position="0% 100%" style:font-name="Arial" fo:font-size="12pt" fo:language="hu" fo:country="HU" fo:background-color="#ffff00" style:font-name-asian="Verdana" style:font-size-asian="12pt" style:language-asian="en" style:country-asian="US" style:font-name-complex="Arial" style:font-size-complex="12pt" style:language-complex="en" style:country-complex="US"/>
    </style:style>
    <style:style style:name="P6" style:family="paragraph" style:parent-style-name="Standard">
      <style:paragraph-properties fo:margin-left="0in" fo:margin-right="0.472in" fo:text-align="center" style:justify-single-word="false" fo:text-indent="0in" style:auto-text-indent="false"/>
      <style:text-properties style:use-window-font-color="true" style:font-name="Arial" fo:font-size="11pt" fo:language="hu" fo:country="HU" style:font-name-asian="Verdana" style:font-size-asian="11pt" style:language-asian="en" style:country-asian="US" style:font-name-complex="Arial" style:font-size-complex="11pt" style:language-complex="en" style:country-complex="US"/>
    </style:style>
    <style:style style:name="P7" style:family="paragraph" style:parent-style-name="Standard">
      <style:paragraph-properties fo:margin-left="0in" fo:margin-right="0.472in" fo:text-align="end" style:justify-single-word="false" fo:text-indent="0in" style:auto-text-indent="false"/>
      <style:text-properties style:use-window-font-color="true" style:font-name="Arial" fo:font-size="11pt" fo:language="hu" fo:country="HU" style:font-name-asian="Verdana" style:font-size-asian="11pt" style:language-asian="en" style:country-asian="US" style:font-name-complex="Arial" style:font-size-complex="11pt" style:language-complex="en" style:country-complex="US"/>
    </style:style>
    <style:style style:name="P8" style:family="paragraph" style:parent-style-name="Standard">
      <style:paragraph-properties fo:margin-left="0in" fo:margin-right="0.472in" fo:margin-top="0in" fo:margin-bottom="0.1965in" fo:text-align="end" style:justify-single-word="false" fo:text-indent="0in" style:auto-text-indent="false"/>
      <style:text-properties style:use-window-font-color="true" style:text-position="0% 100%" style:font-name="Arial" fo:font-size="11pt" fo:language="hu" fo:country="HU" style:font-name-asian="Verdana" style:font-size-asian="11pt" style:language-asian="en" style:country-asian="US" style:font-name-complex="Arial" style:font-size-complex="11pt" style:language-complex="en" style:country-complex="US"/>
    </style:style>
    <style:style style:name="T1" style:family="text">
      <style:text-properties fo:font-style="italic" style:font-style-asian="italic" style:font-style-complex="italic"/>
    </style:style>
    <style:style style:name="T2" style:family="text">
      <style:text-properties style:use-window-font-color="true" style:text-position="0% 100%" style:font-name="Arial" fo:font-size="12pt" fo:language="hu" fo:country="HU" style:font-name-asian="Verdana" style:font-size-asian="12pt" style:language-asian="en" style:country-asian="US" style:font-name-complex="Arial" style:font-size-complex="12pt" style:language-complex="en" style:country-complex="US"/>
    </style:style>
    <style:style style:name="T3" style:family="text">
      <style:text-properties style:use-window-font-color="true" style:text-position="0% 100%" style:font-name="Arial" fo:font-size="12pt" fo:language="hu" fo:country="HU" fo:font-style="italic" style:font-name-asian="Verdana" style:font-size-asian="12pt" style:language-asian="en" style:country-asian="US" style:font-style-asian="italic" style:font-name-complex="Arial" style:font-size-complex="12pt" style:language-complex="en" style:country-complex="US"/>
    </style:style>
    <style:style style:name="T4" style:family="text">
      <style:text-properties style:use-window-font-color="true" style:text-position="0% 100%" style:font-name="Arial" fo:font-size="12pt" fo:language="hu" fo:country="HU" style:font-name-asian="Verdana" style:font-size-asian="12pt" style:language-asian="en" style:country-asian="US" style:font-name-complex="Arial" style:font-size-complex="12pt" style:language-complex="en" style:country-complex="US" style:font-style-complex="italic"/>
    </style:style>
    <style:style style:name="T5" style:family="text">
      <style:text-properties style:use-window-font-color="true" style:text-position="super 70%" style:font-name="Arial" fo:font-size="12pt" fo:language="hu" fo:country="HU" style:font-name-asian="Verdana" style:font-size-asian="12pt" style:language-asian="en" style:country-asian="US" style:font-name-complex="Arial" style:font-size-complex="12pt" style:language-complex="en" style:country-complex="US"/>
    </style:style>
    <style:style style:name="T6" style:family="text">
      <style:text-properties style:use-window-font-color="true" style:text-position="0% 100%" style:font-name="Arial" fo:font-size="12pt" fo:language="hu" fo:country="HU" fo:font-weight="bold" style:font-name-asian="Verdana" style:font-size-asian="12pt" style:language-asian="en" style:country-asian="US" style:font-weight-asian="bold" style:font-name-complex="Arial" style:font-size-complex="12pt" style:language-complex="en" style:country-complex="US"/>
    </style:style>
    <style:style style:name="T7" style:family="text">
      <style:text-properties style:use-window-font-color="true" style:text-position="0% 100%" style:font-name="Arial" fo:font-size="12pt" fo:language="hu" fo:country="HU" fo:font-weight="bold" style:font-name-asian="Verdana" style:font-size-asian="12pt" style:language-asian="en" style:country-asian="US" style:font-weight-asian="bold" style:font-name-complex="Arial" style:font-size-complex="12pt" style:language-complex="en" style:country-complex="US" style:font-style-complex="italic"/>
    </style:style>
    <style:style style:name="T8" style:family="text">
      <style:text-properties style:use-window-font-color="true" style:text-position="0% 100%" style:font-name="Arial" fo:font-size="12pt" fo:language="hu" fo:country="HU" fo:font-style="italic" style:font-name-asian="Verdana" style:font-size-asian="12pt" style:language-asian="en" style:country-asian="US" style:font-style-asian="italic" style:font-name-complex="Arial" style:font-size-complex="12pt" style:language-complex="en" style:country-complex="US" style:font-style-complex="italic"/>
    </style:style>
    <style:style style:name="T9" style:family="text" style:parent-style-name="Internet_20_link">
      <style:text-properties fo:color="#000000" style:text-position="0% 100%" style:font-name="Arial" fo:font-size="12pt" fo:language="hu" fo:country="HU" style:text-underline-style="none" style:font-name-asian="Verdana" style:font-size-asian="12pt" style:language-asian="en" style:country-asian="US" style:font-name-complex="Arial" style:font-size-complex="12pt" style:language-complex="en" style:country-complex="US" style:font-weight-complex="bold"/>
    </style:style>
    <style:style style:name="T10" style:family="text">
      <style:text-properties fo:color="#000025" style:text-position="0% 100%" fo:font-size="11.5pt" fo:language="hu" fo:country="HU" style:font-name-asian="Verdana" style:font-size-asian="11.5pt" style:language-asian="en" style:country-asian="US" style:font-name-complex="Arial" style:font-size-complex="11.5pt" style:language-complex="en" style:country-complex="U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number:number-style style:name="N0">
      <number:number number:min-integer-digits="1"/>
    </number:number-style>
  </office:automatic-styles>
  <office:body>
    <office:text>
      <office:forms form:automatic-focus="false" form:apply-design-mode="false"/>
      <text:tracked-changes text:track-changes="false">
        <text:changed-region text:id="ct144032712">
          <text:insertion>
            <office:change-info>
              <dc:creator>unknown</dc:creator>
              <dc:date>2007-03-12T17:56:00</dc:date>
            </office:change-info>
          </text:insertion>
        </text:changed-region>
        <text:changed-region text:id="ct144035888">
          <text:deletion>
            <office:change-info>
              <dc:creator>unknown</dc:creator>
              <dc:date>2007-03-12T17:56:00</dc:date>
            </office:change-info>
            <text:p text:style-name="P1">, 911.</text:p>
          </text:deletion>
        </text:changed-region>
        <text:changed-region text:id="ct144772640">
          <text:deletion>
            <office:change-info>
              <dc:creator>unknown</dc:creator>
              <dc:date>2007-03-12T17:58:00</dc:date>
            </office:change-info>
            <text:p text:style-name="P1">, 925</text:p>
          </text:deletion>
        </text:changed-region>
        <text:changed-region text:id="ct144029256">
          <text:deletion>
            <office:change-info>
              <dc:creator>unknown</dc:creator>
              <dc:date>2007-03-12T17:58:00</dc:date>
            </office:change-info>
            <text:p text:style-name="P1">, 347.</text:p>
          </text:deletion>
        </text:changed-region>
        <text:changed-region text:id="ct144806800">
          <text:insertion>
            <office:change-info>
              <dc:creator>unknown</dc:creator>
              <dc:date>2007-03-12T19:15:00</dc:date>
            </office:change-info>
          </text:insertion>
        </text:changed-region>
        <text:changed-region text:id="ct144813160">
          <text:deletion>
            <office:change-info>
              <dc:creator>unknown</dc:creator>
              <dc:date>2007-03-12T19:16:00</dc:date>
            </office:change-info>
            <text:p text:style-name="P1">.</text:p>
          </text:deletion>
        </text:changed-region>
      </text:tracked-changes>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udomány, hit, manipuláció</text:h>
      <text:p text:style-name="P3">Prof. Dr. Tóth Tibor <text:span text:style-name="T1">Tudomány, hit, világmagyarázat</text:span> című könyvében (2005) az ún. „intelligens tervezés” elméletét népszerűsíti és a modern természettudományt támadja; elsősorban a biológia, a kozmológia, az asztrofizika és a geológia általánosan elfogadott eredményeit. A könyv a népszerű áltudományos művek tömkelegéből szerzőjének műszaki tudományokban szerzett tekintélye folytán tűnik ki: tanszékvezető a Miskolci Egyetem Informatikai Intézetében, tagja a Magyar Akkreditációs Bizottság Informatikai tudományok bizottságának, valamint az MTA több tudományos bizottságának. A mű a szerző 1998-as cikkéből nőtt ki (Tóth, 1998). Egyik lektora az Értelmes Tervezettség Mozgalom fizikus tagja, a másik pedig teológus.</text:p>
      <text:p text:style-name="P4"><text:span text:style-name="T2">Az első négy fejezetben a tudomány fogalmával foglalkozik; azt oly módon határozza meg, hogy az evolúciót kizárhassa belőle. A továbbiakban pedig következetesen „evolucionista” elképzelésként tüntet fel kozmológiai és asztrofizikai elméleteket is. Nála ez egy pejoratív jelző, amelyet azokra használ, akikkel nem ért egyet, valamint olyan elméletekre, amelyek nem a </text:span><text:span text:style-name="T3">Bibliá</text:span><text:span text:style-name="T2">ban gyökereznek.</text:span></text:p>
      <text:p text:style-name="P4"><text:span text:style-name="T2">Az evolúció lehetetlenségét aprólékosan, a felületes olvasó számára észrevehetetlen csúsztatások és torzítások alkalmazásával bizonyítgatja. A legtöményebb valótlansághalmazt talán </text:span><text:span text:style-name="T3">Az átmeneti formák hiánya</text:span><text:span text:style-name="T2"> című fejezetben produkálja, melyben olyan kijelentéseket tesz, mint például: </text:span><text:span text:style-name="T4">„nincsenek átmeneti formák a hüllők és az emlősök között”</text:span><text:span text:style-name="T2"> (362.). Valójában az átmeneti formák teljes sorozata ismert, ezek az ún. therapsidák. A tények letagadása és elhallgatása látszólag biztos alapot nyújt ahhoz, hogy általánosságban is tagadja a fajból fajba történő átmenetet: </text:span><text:span text:style-name="T4">„az bizonyosodott be, hogy Darwin evolúciós elmélete hamis általánosításon (tudományos szakkifejezéssel élve nem-megengedett extrapoláción) alapszik, amikor a fajból fajba való átmenet lehetőségét az élővilág egész feltételezett történetére kivetíti. […] A fajok határai nagyon valós és makacs biológiai tények. […] <text:s/>Nincs tudományos bizonyíték arra, hogy az ún. makroevolúciós folyamat megtörtént volna.”</text:span><text:span text:style-name="T2"> (60–66.) Ezek hamis általánosítások, amelyeket saját nemtudásából extrapolál. Fajok létrejöttét közvetlenül is megfigyelték gyümölcslegyekkel végzett kísérletekben (Rice –</text:span><text:change-start text:change-id="ct144032712"/><text:span text:style-name="T2"> </text:span><text:change-end text:change-id="ct144032712"/><text:span text:style-name="T2">Salt, 1988</text:span><text:change text:change-id="ct144035888"/><text:span text:style-name="T2">); a „határok” pedig a gyűrűfajok esetében nem is léteznek, az ilyen fajok térben folytonosan mennek át egymásba.</text:span></text:p>
      <text:p text:style-name="P4"><text:span text:style-name="T2">A „materialista evolúciótan” nyílt hazugság nélkül is nevetségessé tehető, elég elhallgatni a kulcsfontosságú tényeket, és egybemosni a tudományt a népszerű tudományos ismeretterjesztéssel. Így tagadja a bálnák evolúcióját: </text:span><text:span text:style-name="T4">„Az evolucionista spekuláció egyik „csúcsteljesítménye”, a bálnák szárazföldi őseként bemutatott medveszerű ősállat-modell. (Globe Színház, 1997/98)”</text:span><text:span text:style-name="T2"> (Képaláírás a 88. oldalon) </text:span><text:span text:style-name="T4">„Bár hatalmas ostobaságnak tűnik, Buffonnak az az elképzelése, hogy elkorcsosulás útján bonyolultabb élőlényekből egyszerűbb keletkezik, Darwin könyvének első kiadásában is megtalálható”</text:span><text:span text:style-name="T2">. Tóth Tibor talán szívesebben tekintené az Intelligens Tervezőt egy olyan „hatalmas ostobaság” kiagyalójának, mint például a bálnák „elkorcsosult” lába. A lábak visszafejlődése nemcsak a protocetid fosszíliákon figyelhető meg (amelyekről a szerző hallgat). A mai bálnák (valamint delfinek és kígyók) embrionális állapotában is megjelennek a lábak, amelyek általában jóval a születés előtt visszafejlődnek és eltűnnek – hasonlóan a négy–öthetes emberi embriók farkához. Néhány egyedben azonban a visszafejlődés nem tökéletes, megmarad a csökevényes szerv.</text:span></text:p>
      <text:p text:style-name="P4"><text:span text:style-name="T2">A kormeghatározások kritikáját a rétegtani módszerrel kezdi: </text:span><text:span text:style-name="T4">„…az egyik réteg felett fekvő másik réteg nem szükségszerűen különböző időszakokat jelent. David Nutting és John Mackay egymástól teljesen függetlenül, más helyen és időpontban mutatott be felvételeket a Szent Ilona-vulkán kitörése idején napok alatt keletkezett egyik sziklatömbről. […] A cikk közöl egy, a helyszínen készült fotót egy 25 láb (kb. 7.5 m) vastagságú lávafolyam-lerakódásról, amely 24 óránál rövidebb idő alatt keletkezett 1980. június 12-én.”</text:span><text:span text:style-name="T2"> (290.) </text:span><text:span text:style-name="T4">„Az ábra által dokumentált tény cáfolhatatlan bizonyíték arra, hogy a kőzetrétegek képződése esetenként rendkívül gyorsan megy végbe, nem pedig évmilliók alatt.”</text:span><text:span text:style-name="T2"> (9.2 ábra alatt) Hatásos példa, de irreleváns, hiszen a vulkáni eredetű kőzetek korát nem rétegtani, hanem radiometrikus módszerekkel mérik. Nem mond semmit az egyéb kőzetek, például a mészkő, homokkő és agyagpala rétegek keletkezéséről sem, amelyeknek semmi közük a vulkanizmushoz. Tóth Tibor tehát duplán csúsztat.</text:span></text:p>
      <text:p text:style-name="P4"><text:span text:style-name="T2">Valótlanságok és csúsztatások halmozásával diszkreditálja a radiometrikus módszereket is: </text:span><text:span text:style-name="T4">„Például egy Oroszországból származó szénminta, amelynek korát korábban 300 millió évre becsülték, a korrigált vizsgálatok után 1680 évesnek bizonyult. (Radiocarbon, 8. évf. 1966.)”</text:span><text:span text:style-name="T2"> A kreácionista olvasót egy ilyen „konkrétum” minden bizonnyal megerősíti hitében, azonban valami itt nem stimmel. Ahhoz, hogy C-14 módszerrel valaki 300 millió évet kapjon, még egy akkora szénminta se lenne elég, amely az egész ismert Univerzumot betölti. Nehéz elképzelni, hogy a Professzor úr ne lett volna képes utánaszámolni: 300 millió év az 5730 éves felezési időnek nagyjából 52 ezerszerese, vagyis ennyi idő alatt a kezdeti </text:span><text:span text:style-name="T5">14</text:span><text:span text:style-name="T2">C mennyiségének kb. 2</text:span><text:span text:style-name="T5">-52000</text:span><text:span text:style-name="T2">-edrésze maradna meg. 1 atommag 10</text:span><text:span text:style-name="T5">15700</text:span><text:span text:style-name="T2">-ból. Összehasonlításképpen: a látható Univerzum csak kb. 10</text:span><text:span text:style-name="T5">80 </text:span><text:span text:style-name="T2">atomot tartalmaz. Ha tehát volt is bármiféle korábbi vizsgálat, amelyből 300 millió év jött ki, az nem lehetett C-14, Tóth Tibor a legjobb esetben is minimum csúsztat. Bár a </text:span><text:span text:style-name="T3">Radiocarbon</text:span><text:span text:style-name="T2"> folyóirat archívuma online elérhető, mégis nehéz kinyomozni, hogy tulajdonképpen mire is hivatkozik, mivel oldalszámot nem ír, de még a szerzők nevét is elhallgatja. Az 1966-os kötetben csak egy cikk származik orosz szerzőktől (A. P. Vinogradov, A. L. Devirts, E. I. Dobkina and N. G. Markova: </text:span><text:span text:style-name="T3">Radiocarbon Dating in the Vernadsky Institute I-IV.</text:span><text:span text:style-name="T2"> pp. 292–323.), azonban a fenti állítás nem szerepel benne. A legidősebb mintákra alsó korlátot adnak, &gt;34 000 évet, éppen azért, mert ennél nagyobb kort a C-14 módszerrel nem tudtak meghatározni. A 319. oldalon említenek egy 1680±170 éves kirgizisztáni szénmintát,de se a minta állítólagos korábbi vizsgálatáról, se 300 millió évről nem esik szó. Csak archeológiai becslésekről, amelyek viszont nem térnek el szignifikánsan a radiokarbon eredménytől. Ezek után kérdéses, hogy Tóth Tibor állításának van-e bármiféle igazságalapja.</text:span></text:p>
      <text:p text:style-name="P4"><text:span text:style-name="T2">A szerző a kozmológia terén is magabiztos: </text:span><text:span text:style-name="T4">„1994-ben a COBE (COsmic Background Explorer) elnevezésű műhold segítségével tanulmányozták a világűr hőmérsékletét, és azt találták, hogy 1/100000 (százezrednyi) pontossággal minden irányban azonos hőmérséklet adódik. Ez a homogenitás </text:span><text:span text:style-name="T2">(nem, ez az izotrópia – Cs. P.)</text:span><text:span text:style-name="T4"> súlyosan ellentmond annak a feltételezésnek, hogy a Világegyetem mai arculata egy ősrobbanás eredménye.”</text:span><text:span text:style-name="T2"> Valójában a COBE által is mért mikrohullámú kozmikus háttérsugárzás puszta léte az ősrobbanás egyik legszilárdabb bizonyítéka. Ezt, a Planck-törvény által leírt hőmérsékleti sugárzást közel két évtizeddel 1964-es felfedezése előtt jósolta meg elméleti úton George Gamow. Nagyfokú izotrópiája összhangban van az ősrobbanás-elmélettel, hiszen magas hőmérsékleteken az inhomogenitások gyorsan kiegyenlítődnek. Később az is világossá vált, hogy a jelenlegi nagyléptékű szerkezet – a galaxisok – kialakulásához az Univerzum távoli múltjában olyan sűrűségfluktuációknak kellett fellépniük, amelyek a háttérsugárzás hőmérsékletében 10</text:span><text:span text:style-name="T5">-5 </text:span><text:span text:style-name="T2">nagyságrendű ingadozást eredményeznének (</text:span><text:bookmark text:name="Linde"/><text:span text:style-name="T2">Linde, 1984</text:span><text:change text:change-id="ct144772640"/><text:span text:style-name="T2">). 1988-ban pedig Lukács és Paál az inflációt (felfúvódást) megelőző állapot hőmérséklet-fluktuációit éppen 10</text:span><text:span text:style-name="T5">-5</text:span><text:span text:style-name="T2">, nagyságrendűnek számolta (</text:span><text:bookmark text:name="Lukacs"/><text:span text:style-name="T2">Lukács – Paál, 1988</text:span><text:change text:change-id="ct144029256"/><text:span text:style-name="T2">). Végül a COBE is kimérte ugyanezt. „Súlyos ellentmondás” helyett tehát többszintű egyezést találtunk. Azóta a háttérsugárzás eloszlását részletesebben kimérte a Wilkinson Microwave Anisotropy Probe (WMAP), az eredmények pedig összhangban vannak több inflációs modellel is. Jelenlegi ismereteink szerint nincs olyan tulajdonsága a kozmikus háttérsugárzásnak, amely ellentmondana akár az ősrobbanásnak, akár konkrétabban az inflációnak.</text:span></text:p>
      <text:p text:style-name="P4"><text:span text:style-name="T2">Tóth Tibort azonban saját hozzá nem értése egy pillanatra sem bizonytalanítja el: </text:span><text:span text:style-name="T4">„… mivel a csillagászok feltételezik, hogy az összes galaxis a Világegyetem létezésének korai fázisában keletkezett, meg kellene tudni állapítani, hogyan befolyásolják ezek az óriási méretű, inhomogén belső struktúrájú égi objektumok a háttérsugárzás hőmérsékletét. A mért sugárzás viszont annál egyenletesebbnek mutatkozik, minél jobbak a mérések (mint láttuk, a COBE százezrednyi pontossággal mérte minden irányban ugyanazt a hőmérsékletet.) Közel állunk ahhoz, hogy kimondhassuk: a galaxisok egyáltalán nem befolyásolják a világűr hőmérsékletét”</text:span><text:span text:style-name="T2">. Teljes félreértés. A galaxisokat nyilván nem látjuk a háttérsugárzásban, hiszen jóval a sugárzás lecsatolódása után keletkeztek. A „csíráikat” viszont látjuk, pontosan ezek azok a százezred nagyságrendű inhomogenitások, amelyek az imént szóba kerültek.</text:span></text:p>
      <text:p text:style-name="P4"><text:span text:style-name="T2">Ír az energiamegmaradásról is: </text:span><text:span text:style-name="T4">„A természettudomány nem tud számot adni az energia és az anyag keletkezéséről és arról, hogy a teljes energiamennyiség miért őrződik meg. … Mivel Isten beszüntette teremtő munkáját (1Móz 2:3), energia már nem teremthető. Annak az oka, hogy az energia miért nem semmisíthető meg, az, hogy Isten »hatalma szavával fenntartja a mindenséget« (Zsid 1:3). Isten az, aki megőrzi és készenlétben tartja a teremtését (Neh 9:6; 2Pét 3:7).”</text:span><text:span text:style-name="T2"> (210.) Bár erőteljes agymosás után akár egy fizikus is elfelejtheti a Noether-tételt, Tóth Tibor más irányú képzettsége folytán nem meglepő, ha még nem is hallott róla. A „mindenség fenntartásáról” pedig csak annyit, hogy az általános relativitáselméletben az </text:span><text:span text:style-name="T6">energia nem marad meg</text:span><text:span text:style-name="T2">. A táguló Univerzum összenergiája csökken; kivéve fejlődésének távoli múltbeli inflációs szakaszát, amikor a negatív nyomás következtében nőtt.</text:span></text:p>
      <text:p text:style-name="P4"><text:span text:style-name="T2">Hosszasan bizonygatja, hogy </text:span><text:span text:style-name="T4">„a termodinamika második főtétele súlyos problémát jelent a materialista evolúciótan híveinek”</text:span><text:span text:style-name="T2"> (214.). A lényeg: </text:span><text:span text:style-name="T4">„A termodinamika második főtétele tehát a magukra hagyott rendszerek lebomlásának, degradációjának törvénye, amely kimondja, hogy minden magára hagyott rendszer a rendezettségből a rendezetlenség irányába mozog.”</text:span><text:span text:style-name="T2"> (211.) Nem igaz, a második főtétel csak </text:span><text:span text:style-name="T6">zárt</text:span><text:span text:style-name="T2"> rendszerekre mondja ezt ki, a lokális rendeződés pedig összefér vele. Képtelen állításait az asztrofizikára is kiterjeszti: </text:span><text:span text:style-name="T4">„A csillagfejlődés mechanizmusa teljes egészében ellentmondani látszik a termodinamika második főtételének.”</text:span><text:span text:style-name="T2"> (224.) Úgy tűnik, hogy itt is csúsztat, hiszen a csillagfejlődés egy oldallal korábban vázolt leírásában egy kérdőjel sem szerepelt. Kijelentése a csillagfejlődés mechanizmusa helyett inkább talán az egy mondattal korábbi kérdésére vonatkozhat, amelyből annyi derült ki, hogy nincs tisztában a gravitáció végtelen hatótávolságával. (</text:span><text:span text:style-name="T4">„De a szupernóvák maradványai hogyan gyűltek össze mindenhonnan, a roppant méretű csillagközi térből, hogy például saját naprendszerünk nyersanyagává legyenek?”</text:span><text:span text:style-name="T2">) A csillagfejlődéssel kapcsolatban viszont valószínűleg nem véletlenül nem tér ki az állítólagos problémára, arról ugyanis a termodinamika ismeretében könnyen belátható, hogy nem létezik. A csillag hőleadással veszíthet entrópiát, a hőt viszont alacsonyabb hőmérsékletű környezetébe sugározza, melynek entrópianövekedése nagyságrendekkel nagyobb.</text:span></text:p>
      <text:p text:style-name="P4"><text:span text:style-name="T2">Bemutat egy ősrobbanást kiváltani hivatott kreácionista elképzelést, a Humphreys-féle „fehér lyuk kozmológiát”, amely szerint nagyjából a Föld lenne a Világegyetem középpontja. Másik lényeges eleme az, hogy a Föld környezetében a teremtés óta csak hat–tízezer év telt el, viszont </text:span><text:span text:style-name="T4">„a világűr külső, távoli részein az órák évmilliárdokat regisztrálnának”</text:span><text:span text:style-name="T2"> (242–243.). Vagyis csak a Földtől távol volt idő a spirálgalaxisok létrejöttére és a nehéz elemek nukleoszintézissel történő keletkezésére. Az ősrobbanás kiterjedt és erőltetett kritikája után feltűnő, hogy egyetlen egy ellenérvet sem ír erre a más kreácionisták (az „Öreg Föld” irányzat követői) szerint is hibáktól hemzsegő modellre, amely összeegyeztethetetlen többek között az anyag nagy léptékű szerkezetére és összetételére vonatkozó csillagászati megfigyelésekkel.</text:span></text:p>
      <text:p text:style-name="P4"><text:span text:style-name="T2">Mivel a „kreációtudomány” szerint csak a nagyon távoli galaxisokban lehetett idő bolygórendszerek kialakulására, Tóth Tibor saját Naprendszerünk természetes módon való létrejöttét is megkérdőjelezi. A keletkezési modellek bemutatását XVIII. századi elképzelésekkel kezdi, viszont meg sem említi a mai elméletekben központi szerepet játszó, galaxisunk több fiatal csillaga körül ténylegesen megfigyelt protoplanetáris, illetve akkréciós korongot. Az összkép így kusza és hiányos, de fel se merül benne, hogy ez saját hibája lenne, inkább a tudományra fogja: </text:span><text:span text:style-name="T4">„ma a tudomány kénytelen szembenézni azzal a ténnyel, hogy nincs kielégítő természetes magyarázat a Naprendszer eredetére.”</text:span><text:span text:style-name="T2"> (272.) Érvelése során rejtélyesnek állítja be a Naprendszer olyan tulajdonságait, amelyeknek magyarázatát megtalálhatta volna akár a </text:span><text:span text:style-name="T3">Magyar Nagylexikon</text:span><text:span text:style-name="T2">ban is, a „Naprendszer” címszó alatt. Példa: </text:span><text:span text:style-name="T4">„Minden bolygó ugyanazon irányban, a körhöz igen közel álló elliptikus pályán kering a Nap körül. Nem az volna-e a jogos elvárás, hogy a bolygók keringése véletlenszerű irányt kövessen?”</text:span><text:span text:style-name="T2"> (265.) A szerzőben fel se merül, hogy ez az elvárás éppen isteni teremtés esetén lenne jogos, hiszen a bibliai cselekmények szempontjából érdektelen a bolygók keringési iránya. Protoplanetáris korongból való keletkezésük esetén viszont nyilvánvaló, hogy a korong forgásirányában, körhöz közeli pályán fognak keringeni.</text:span></text:p>
      <text:p text:style-name="P3">Összefoglalva: a mű hemzseg a csúsztatásoktól és torzításoktól, az olvasót manipulatív módon befolyásolja. A szerző görcsösen keresi a hibát a természettudomány különböző területeiben, anélkül, hogy átlátná azok összetettségét. Téves, leegyszerűsítő képet rajzol, majd azt kritizálja – ahelyett, hogy a saját képének hiányosságaiból fakadó „megválaszolatlan” kérdésekre egy kis kutatómunkával megkeresné a választ. Kritikai érzéke odáig már nem terjed, hogy a számára ideológiailag kizárólagosan elfogadható elképzelések hibáit megfontolja.</text:p>
      <text:p text:style-name="P4"><text:span text:style-name="T2">Tekintélyeket is felhasznál az ellenoldal minősítéséhez: </text:span><text:span text:style-name="T4">„Richard Feynman Nobel-díjas fizikus előadásaiban gyakran hangsúlyozta, hogy a tudósnak mindig gondosan nyilván kell tartania az elmélete ellen felhozott összes bizonyítékot, mivel saját magát a legkönnyebb becsapnia. Thomas Kuhn, mint utaltunk rá, a tudományos paradigmák merev kereteinek a tudományos haladást gátló szerepére figyelmeztetett. Úgy tűnik, hogy ezek az intelmek az </text:span><text:span text:style-name="T7">evolucionista</text:span><text:span text:style-name="T4"> tudósok egy részét egyáltalán nem érdeklik.”</text:span><text:span text:style-name="T2"> (58., kiemelés tőlem – Cs. P.) <text:s/>A manipuláció itt abban áll, hogy Kuhn paradigmaváltás-elméletéből kiemel egy féligazságot. Három mondata azonban azért is érdekes, mert felmerül a kérdés, hogy vajon eszébe jutott-e a próba kedvéért kicserélni benne legalább egy szót valami másra. De inkább többet.</text:span></text:p>
      <text:p text:style-name="P5"><text:variable-set text:name="hide" text:display="none" text:formula="ooow:1" office:value-type="float" office:value="1" style:data-style-name="N0"/><text:hidden-paragraph text:condition="ooow:hide==1" text:is-hidden="true"/><text:hidden-paragraph text:condition="ooow:hide==1" text:is-hidden="true"/><text:hidden-paragraph text:condition="ooow:hide==1" text:is-hidden="true"/>Kulcsszavak: tudomány, kreácionizmus, intelligens tervezés</text:p>
      <text:p text:style-name="P1"/>
      <text:p text:style-name="P1">Irodalom:</text:p>
      <text:p text:style-name="P4"><text:span text:style-name="T2">Tóth Tibor <text:s/>(2005)</text:span><text:span text:style-name="T4">:</text:span><text:span text:style-name="T8"> Tudomány, hit, világmagyarázat</text:span><text:span text:style-name="T2">. (második, javított kiadás) Focus, Budapest</text:span></text:p>
      <text:p text:style-name="P4"><text:span text:style-name="T2">Tóth Tibor (1998): </text:span><text:span text:style-name="T4">Tudomány, hit, világmagyarázat</text:span><text:span text:style-name="T2">. Magyar Tudomány. 5, 602–617.</text:span></text:p>
      <text:p text:style-name="P4"><text:span text:style-name="T2">Rice, William R. – Salt, George W. (1988): </text:span><text:bookmark-start text:name="speciation"/><text:span text:style-name="T4">Speciation Via Disruptive Selection on Habitat Preference: Experimental Evidence</text:span><text:span text:style-name="T2">. American Naturalist</text:span><text:bookmark-end text:name="speciation"/><text:span text:style-name="T2">. 131, 911.</text:span></text:p>
      <text:p text:style-name="P4"><text:span text:style-name="T2">Linde, Andrei D. (1984): </text:span><text:span text:style-name="T4">The Inflationary Univers</text:span><text:span text:style-name="T2">e. </text:span><text:a xlink:type="simple" xlink:href="http://www.iop.org/EJ/journal/RoPP" office:target-frame-name="_blank" xlink:show="new"><text:span text:style-name="T9">Reports on Progress in Physics</text:span></text:a><text:span text:style-name="T2">. 47, 925.</text:span></text:p>
      <text:p text:style-name="P4"><text:span text:style-name="T2">Lukács Béla – Paál G</text:span><text:change-start text:change-id="ct144806800"/><text:span text:style-name="T2">yörgy</text:span><text:change-end text:change-id="ct144806800"/><text:change text:change-id="ct144813160"/><text:span text:style-name="T2"> (1988): </text:span><text:span text:style-name="T4">Galaxy Formation from Tepid Inflation</text:span><text:span text:style-name="T2">. </text:span><text:span text:style-name="T10">Astrophysics and Space Science</text:span><text:span text:style-name="T2">. 146, 2, 347.</text:span></text:p>
      <text:p text:style-name="P6"/>
      <text:p text:style-name="P7">Csizmadia Péter</text:p>
      <text:p text:style-name="P8">PhD, tudományos munkatárs<text:line-break/>KFKI RMKI</text:p>
      <text:p text:style-name="P8">(Megjelent: Magyar Tudomány 167. évf. 2007/4. sz. 536-5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Arial" style:font-pitch="variable"/>
    <style:font-face style:name="HG Mincho Light J" svg:font-family="'HG Mincho Light J', msmincho"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horndale AMT" fo:font-size="12pt" fo:language="en" fo:country="US" style:font-name-asian="Arial1"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Verdana" fo:font-size="8pt" fo:language="hu" fo:country="HU" style:font-name-asian="Verdana" style:font-size-asian="8pt" style:language-asian="en" style:country-asian="US" style:font-name-complex="Verdana" style:font-size-complex="8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1965in"/>
      <style:text-properties style:text-position="0% 100%" fo:font-size="10pt" style:font-size-asian="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align="center" style:justify-single-word="false" fo:text-indent="0in" style:auto-text-indent="false"/>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style:font-name="Thorndale AMT1" fo:font-size="18pt" fo:font-weight="bold" style:font-name-asian="Albany AMT" style:font-size-asian="18pt" style:font-weight-asian="bold" style:font-name-complex="Albany AMT"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in" style:auto-text-indent="false"/>
      <style:text-properties style:font-name="Thorndale AMT1" fo:font-size="10pt" fo:font-weight="bold" style:font-name-asian="Albany AMT" style:font-size-asian="10pt" style:font-weight-asian="bold" style:font-name-complex="Albany AMT"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font-style-asian="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asian="6pt"/>
    </style:style>
    <style:style style:name="Balloon_20_Text" style:display-name="Balloon Text" style:family="paragraph" style:parent-style-name="Standard">
      <style:text-properties style:font-name="Tahoma" style:font-name-complex="Tahoma"/>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Default_20_Paragraph_20_Font" style:display-name="Default Paragraph Font" style:family="text"/>
    <style:style style:name="WW-Absatz-Standardschriftart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1811in" fo:margin-bottom="1.1811in" fo:margin-left="0.9453in" fo:margin-right="0.9453in" style:writing-mode="lr-tb" style:layout-grid-color="#c0c0c0" style:layout-grid-lines="37"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udomány, hit, világmagyarázat</dc:title>
    <meta:initial-creator>Bilbo</meta:initial-creator>
    <meta:creation-date>2007-03-03T08:42:00</meta:creation-date>
    <dc:date>2007-05-16T11:46:01</dc:date>
    <meta:print-date>2113-01-01T00:00:00</meta:print-date>
    <dc:language>en-US</dc:language>
    <meta:editing-cycles>25</meta:editing-cycles>
    <meta:editing-duration>PT5H2M34S</meta:editing-duration>
    <meta:user-defined meta:name="Info 1"/>
    <meta:user-defined meta:name="Info 2"/>
    <meta:user-defined meta:name="Info 3"/>
    <meta:user-defined meta:name="Info 4"/>
    <meta:document-statistic meta:table-count="0" meta:image-count="0" meta:object-count="0" meta:page-count="5" meta:paragraph-count="28" meta:word-count="2055" meta:character-count="15592"/>
  </office:meta>
</office:document-meta>
</file>